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my takes 3 extra attack damage this tur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lood has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*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an extra tim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overextend.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avage Thru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 overextend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ll 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ain 1 less energy next turn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(single target)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3 frostbite Bonus: 3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1 int. <text:s/>Place back in your hand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rk Art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8*+</text:p>
          </table:table-cell>
          <table:table-cell table:number-columns-repeated="2"/>
          <table:table-cell office:value-type="string" calcext:value-type="string">
            <text:p>One hit, not multiple</text:p>
          </table:table-cell>
          <table:table-cell office:value-type="string" calcext:value-type="string">
            <text:p>3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 overextend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*+</text:p>
          </table:table-cell>
          <table:table-cell table:number-columns-repeated="2"/>
          <table:table-cell office:value-type="string" calcext:value-type="string">
            <text:p>Pop all shards, do 10* damage to all enemies for each shard (one hit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discard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nate. Apply 7 frostbite when you embed a shar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string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urity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Exhaust 3 random status</text:p>
          </table:table-cell>
          <table:table-cell office:value-type="string" calcext:value-type="string">
            <text:p>also curses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play a card this turn, discard a random card and draw a card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Explos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weak, vuln, hobble, Overextend 5</text:p>
          </table:table-cell>
          <table:table-cell office:value-type="string" calcext:value-type="string">
            <text:p>0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actical Comba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 striking an enemy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l enemies, 3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5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Lu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deal damage, ALL damage +2 until start of your next turn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or discard a card, </text:p>
            <text:p>1* to a random enemy.  THEME SONG</text:p>
          </table:table-cell>
          <table:table-cell table:style-name="ce5" office:value-type="string" calcext:value-type="string">
            <text:p>2*</text:p>
          </table:table-cell>
          <table:table-cell table:style-name="ce7" office:value-type="string" calcext:value-type="string">
            <text:p>test</text:p>
          </table:table-cell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12 frostbit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4 int and 4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2 Haste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discard a card, 1* to ALL enemies</text:p>
          </table:table-cell>
          <table:table-cell table:style-name="Default" office:value-type="string" calcext:value-type="string">
            <text:p>2*</text:p>
          </table:table-cell>
          <table:table-cell table:style-name="ce2" office:value-type="string" calcext:value-type="string">
            <text:p>tes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10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2 extra cards</text:p>
          </table:table-cell>
          <table:table-cell/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67:Cards.M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20:38:31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7-30T00:45:57.714000000</dc:date>
    <meta:editing-duration>P9DT1H12M58S</meta:editing-duration>
    <meta:editing-cycles>2411</meta:editing-cycles>
    <meta:document-statistic meta:table-count="3" meta:cell-count="621" meta:object-count="0"/>
  </office:meta>
</office:document-meta>
</file>